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Pictures/20000002000000D700000059901D060F.eps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4.907cm" svg:height="2.031cm" svg:x="4.031cm" svg:y="0.721cm">
          <draw:image xlink:href="Pictures/20000002000000D700000059901D060F.eps" xlink:type="simple" xlink:show="embed" xlink:actuate="onLoad">
            <text:p/>
          </draw:image>
        </draw:frame>
        <draw:g>
          <svg:title>TexMaths</svg:title>
          <svg:desc>12§display§r_i</svg:desc>
          <draw:polygon draw:style-name="gr2" draw:layer="layout" svg:width="0.31cm" svg:height="0.245cm" svg:x="5.585cm" svg:y="0.483cm" svg:viewBox="0 0 311 246" draw:points="155,246 0,246 0,0 311,0 311,246">
            <text:p/>
          </draw:polygon>
          <draw:path draw:style-name="gr3" draw:layer="layout" svg:width="0.172cm" svg:height="0.191cm" svg:x="5.597cm" svg:y="0.478cm" svg:viewBox="0 0 173 192" svg:d="m25 162c-1 6-3 17-3 18 0 8 6 12 12 12 4 0 12-4 15-12 1-1 16-59 17-67 4-13 11-43 13-55 3-5 15-26 24-35 4-3 16-13 34-13 11 0 18 4 18 4-12 3-22 12-22 23 0 7 5 16 16 16 12 0 24-10 24-25 0-15-14-28-36-28-28 0-46 20-54 32-4-19-18-32-39-32-19 0-27 17-31 24-7 14-13 40-13 41 0 5 5 5 5 5 5 0 5 0 7-10 7-30 16-50 31-50 7 0 13 3 13 19 0 8-1 13-7 36z">
            <text:p/>
          </draw:path>
          <draw:path draw:style-name="gr3" draw:layer="layout" svg:width="0.089cm" svg:height="0.198cm" svg:x="5.79cm" svg:y="0.532cm" svg:viewBox="0 0 90 199" svg:d="m82 11c0-5-4-11-11-11-9 0-17 7-17 17 0 5 4 11 12 11s16-9 16-17zm-60 151c-2 3-3 7-3 12 0 14 12 25 28 25 30 0 43-41 43-46 0-3-4-3-5-3-5 0-5 2-6 5-6 24-19 36-31 36-6 0-7-4-7-10 0-7 2-13 5-19 2-9 6-17 9-24 3-7 13-34 15-37s1-7 1-10c0-14-12-25-28-25-30 0-43 40-43 46 0 3 4 3 5 3 5 0 5-1 6-5 7-25 20-36 31-36 5 0 7 3 7 10s-1 12-8 30z">
            <text:p/>
          </draw:path>
        </draw:g>
        <draw:line draw:style-name="gr4" draw:text-style-name="P1" draw:layer="layout" svg:x1="6.695cm" svg:y1="1.532cm" svg:x2="6.695cm" svg:y2="2.292cm">
          <text:p/>
        </draw:line>
        <draw:g>
          <svg:title>TexMaths</svg:title>
          <svg:desc>12§display§i_Z</svg:desc>
          <draw:polygon draw:style-name="gr2" draw:layer="layout" svg:width="0.396cm" svg:height="0.342cm" svg:x="6.152cm" svg:y="1.735cm" svg:viewBox="0 0 397 343" draw:points="199,343 0,343 0,0 397,0 397,343">
            <text:p/>
          </draw:polygon>
          <draw:path draw:style-name="gr3" draw:layer="layout" svg:width="0.111cm" svg:height="0.283cm" svg:x="6.164cm" svg:y="1.734cm" svg:viewBox="0 0 112 284" svg:d="m108 16c0-9-6-16-16-16-12 0-22 11-22 23 0 7 6 14 15 14s23-9 23-21zm-32 158c4-12 4-13 9-24 4-9 5-15 5-23 0-19-13-35-34-35-40 0-56 61-56 66 0 4 5 4 5 4 5 0 5-1 7-7 11-40 29-53 43-53 3 0 10 0 10 13 0 10-3 18-5 23-2 11-22 60-29 78-3 11-9 25-9 33 0 21 14 35 34 35 40 0 56-61 56-65 0-4-4-4-5-4-5 0-5 1-6 8-9 26-22 51-43 51-8 0-11-3-11-13 0-10 2-16 12-43z">
            <text:p/>
          </draw:path>
          <draw:path draw:style-name="gr3" draw:layer="layout" svg:width="0.211cm" svg:height="0.202cm" svg:x="6.321cm" svg:y="1.875cm" svg:viewBox="0 0 212 203" svg:d="m209 12c2-2 3-5 3-8s-2-4-8-4h-138c-7 0-8 0-10 6l-16 53c-2 3-2 5-2 5 0 2 2 4 5 4 5 0 5-2 6-4 15-42 37-53 76-53h53l-173 178c-3 3-5 5-5 10 0 4 2 4 8 4h143c9 0 9-2 10-6l21-66c2-5 2-5 2-5 0-1 0-5-5-5-4 0-5 1-6 8-15 40-29 62-81 62h-56z">
            <text:p/>
          </draw:path>
        </draw:g>
        <draw:g>
          <svg:title>TexMaths</svg:title>
          <svg:desc>12§display§\SI{20}{\volt} \le V_{DC} \le \SI{25}{\volt}</svg:desc>
          <draw:polygon draw:style-name="gr2" draw:layer="layout" svg:width="2.793cm" svg:height="0.352cm" svg:x="1.318cm" svg:y="1.673cm" svg:viewBox="0 0 2794 353" draw:points="1397,353 0,353 0,0 2794,0 2794,353">
            <text:p/>
          </draw:polygon>
          <draw:path draw:style-name="gr3" draw:layer="layout" svg:width="0.168cm" svg:height="0.281cm" svg:x="1.34cm" svg:y="1.68cm" svg:viewBox="0 0 169 282" svg:d="m32 250 46-45c66-57 91-80 91-123 0-48-38-82-90-82-48 0-79 38-79 77 0 24 22 24 23 24 7 0 21-6 21-23 0-11-7-22-22-22-3 0-4 0-5 0 9-27 32-43 56-43 39 0 58 35 58 69 0 34-22 68-45 93l-81 92c-5 4-5 4-5 15h157l12-73h-11c-2 12-4 31-9 37-3 4-31 4-40 4z">
            <text:p/>
          </draw:path>
          <draw:path draw:style-name="gr3" draw:layer="layout" svg:width="0.178cm" svg:height="0.291cm" svg:x="1.546cm" svg:y="1.68cm" svg:viewBox="0 0 179 292" svg:d="m179 146c0-33-3-67-18-98-19-41-54-48-72-48-25 0-55 11-73 50-14 29-16 63-16 96 0 33 1 70 19 103 18 34 49 43 70 43 23 0 55-10 73-49 14-30 17-63 17-97zm-90 136c-17 0-41-11-49-51-5-26-5-64-5-89 0-28 0-56 3-78 9-51 40-54 51-54 14 0 42 7 50 49 4 24 4 56 4 83 0 31 0 60-5 87-6 40-30 53-49 53z">
            <text:p/>
          </draw:path>
          <draw:path draw:style-name="gr3" draw:layer="layout" svg:width="0.258cm" svg:height="0.327cm" svg:x="1.894cm" svg:y="1.693cm" svg:viewBox="0 0 259 328" svg:d="m251 18c5-2 8-5 8-10s-3-8-9-8c-2 0-5 1-8 2l-234 111c-7 3-8 6-8 9s2 8 8 10l234 111c6 2 6 2 8 2 4 0 9-4 9-8 0-4-2-6-9-10l-221-105zm-7 310c7 0 15 0 15-9s-9-8-15-8h-228c-8 0-16 0-16 8s7 9 14 9z">
            <text:p/>
          </draw:path>
          <draw:path draw:style-name="gr3" draw:layer="layout" svg:width="0.301cm" svg:height="0.298cm" svg:x="2.33cm" svg:y="1.673cm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
            <text:p/>
          </draw:path>
          <draw:path draw:style-name="gr3" draw:layer="layout" svg:width="0.243cm" svg:height="0.202cm" svg:x="2.573cm" svg:y="1.823cm" svg:viewBox="0 0 244 203" svg:d="m35 179c-3 11-3 13-27 13-4 0-8 0-8 6 0 5 4 5 8 5h107c65 0 129-61 129-126 0-43-30-77-78-77h-108c-6 0-10 0-10 6 0 5 4 5 10 5 4 0 6 0 12 0 4 1 6 1 6 5 0 0 0 2-2 6zm66-159c2-8 3-9 15-9h39c32 0 61 17 61 56 0 7-4 59-34 93-10 13-37 32-73 32h-39c-10 0-10 0-10-3 0 0 0-2 1-6z">
            <text:p/>
          </draw:path>
          <draw:path draw:style-name="gr3" draw:layer="layout" svg:width="0.228cm" svg:height="0.214cm" svg:x="2.859cm" svg:y="1.817cm" svg:viewBox="0 0 229 215" svg:d="m229 4c0-2-1-4-3-4s-4 0-6 4l-22 22c-2-3-19-26-55-26-72 0-143 64-143 131 0 48 38 84 91 84 16 0 45-4 75-30 24-19 30-46 30-48 0-4-4-4-5-4-4 0-5 1-5 5-13 41-54 66-90 66-31 0-66-17-66-64 0-9 1-56 36-93 20-23 52-36 79-36 35 0 55 25 55 57 0 9-1 11-1 12 0 5 4 5 5 5 5 0 5-1 7-7z">
            <text:p/>
          </draw:path>
          <draw:path draw:style-name="gr3" draw:layer="layout" svg:width="0.258cm" svg:height="0.327cm" svg:x="3.277cm" svg:y="1.693cm" svg:viewBox="0 0 259 328" svg:d="m251 18c5-2 8-5 8-10s-3-8-9-8c-2 0-5 1-8 2l-234 111c-7 3-8 6-8 9s2 8 8 10l234 111c6 2 6 2 8 2 4 0 9-4 9-8 0-4-2-6-9-10l-221-105zm-7 310c7 0 15 0 15-9s-9-8-15-8h-228c-8 0-16 0-16 8s7 9 14 9z">
            <text:p/>
          </draw:path>
          <draw:path draw:style-name="gr3" draw:layer="layout" svg:width="0.168cm" svg:height="0.281cm" svg:x="3.709cm" svg:y="1.68cm" svg:viewBox="0 0 169 282" svg:d="m32 250 46-45c66-57 91-80 91-123 0-48-38-82-90-82-48 0-79 38-79 77 0 24 22 24 23 24 7 0 21-6 21-23 0-11-7-22-22-22-3 0-4 0-5 0 9-27 32-43 56-43 39 0 58 35 58 69 0 34-22 68-45 93l-81 92c-5 4-5 4-5 15h157l12-73h-11c-2 12-4 31-9 37-3 4-31 4-40 4z">
            <text:p/>
          </draw:path>
          <draw:path draw:style-name="gr3" draw:layer="layout" svg:width="0.168cm" svg:height="0.291cm" svg:x="3.921cm" svg:y="1.68cm" svg:viewBox="0 0 169 292" svg:d="m169 197c0-51-35-93-80-93-21 0-39 6-54 22v-83c8 3 23 6 36 6 51 0 81-39 81-44 0-3-1-5-4-5 0 0-2 0-3 1-8 4-30 12-57 12-17 0-38-2-57-12-3-1-5-1-5-1-4 0-4 4-4 11v125c0 8 0 10 6 10 2 0 3-1 6-3 3-6 19-29 54-29 21 0 32 19 36 26 7 16 7 33 7 55 0 14 0 39-10 57-11 17-26 28-45 28-32 0-56-23-63-48 1 1 3 1 7 1 15 0 22-11 22-20 0-11-7-22-22-22-6 0-20 4-20 23 0 36 29 78 77 78 49 0 92-41 92-95z">
            <text:p/>
          </draw:path>
        </draw:g>
        <draw:line draw:style-name="gr4" draw:text-style-name="P1" draw:layer="layout" svg:x1="8.339cm" svg:y1="1.505cm" svg:x2="8.339cm" svg:y2="2.265cm">
          <text:p/>
        </draw:line>
        <draw:line draw:style-name="gr4" draw:text-style-name="P1" draw:layer="layout" svg:x1="5.283cm" svg:y1="1.351cm" svg:x2="6.043cm" svg:y2="1.351cm">
          <text:p/>
        </draw:line>
        <draw:g>
          <svg:title>TexMaths</svg:title>
          <svg:desc>12§display§i_{ri}</svg:desc>
          <draw:polygon draw:style-name="gr2" draw:layer="layout" svg:width="0.431cm" svg:height="0.342cm" svg:x="5.226cm" svg:y="1.422cm" svg:viewBox="0 0 432 343" draw:points="216,343 0,343 0,0 432,0 432,343">
            <text:p/>
          </draw:polygon>
          <draw:path draw:style-name="gr3" draw:layer="layout" svg:width="0.111cm" svg:height="0.284cm" svg:x="5.238cm" svg:y="1.421cm" svg:viewBox="0 0 112 285" svg:d="m108 16c0-9-6-16-16-16-12 0-22 11-22 23 0 7 6 14 15 14s23-9 23-21zm-32 158c4-12 4-13 9-24 4-8 5-14 5-23 0-19-13-35-34-35-40 0-56 62-56 66 0 4 5 4 5 4 5 0 5-1 7-7 11-40 29-53 43-53 3 0 10 0 10 13 0 10-3 18-5 23-2 11-22 60-29 78-3 11-9 25-9 34 0 20 14 35 34 35 40 0 56-62 56-65 0-5-4-5-5-5-5 0-5 1-6 8-9 27-22 52-43 52-8 0-11-4-11-13 0-11 2-17 12-43z">
            <text:p/>
          </draw:path>
          <draw:path draw:style-name="gr3" draw:layer="layout" svg:width="0.137cm" svg:height="0.132cm" svg:x="5.386cm" svg:y="1.635cm" svg:viewBox="0 0 138 133" svg:d="m55 71c1-1 7-29 9-30 0-3 9-17 18-24 3-3 12-9 24-9 3 0 10 0 16 4-9 4-13 12-13 17 0 6 5 11 12 11s17-6 17-18c0-16-17-22-31-22-16 0-29 6-42 22-6-20-24-22-31-22-11 0-18 7-23 16-7 10-11 28-11 30 0 3 4 3 5 3 5 0 5-1 7-8 4-18 10-33 22-33 7 0 9 6 9 15 0 6-2 17-5 25-2 7-4 19-7 26l-8 38c-1 4-4 12-4 12 0 7 5 9 10 9s11-2 13-8c1-1 4-15 6-22z">
            <text:p/>
          </draw:path>
          <draw:path draw:style-name="gr3" draw:layer="layout" svg:width="0.089cm" svg:height="0.198cm" svg:x="5.552cm" svg:y="1.569cm" svg:viewBox="0 0 90 199" svg:d="m82 11c0-5-4-11-11-11-9 0-17 7-17 17 0 5 4 11 12 11s16-9 16-17zm-60 151c-2 4-3 7-3 12 0 15 12 25 28 25 30 0 43-41 43-45 0-4-4-4-5-4-5 0-5 2-6 5-6 24-19 36-31 36-6 0-7-4-7-10 0-7 2-13 5-19 2-8 6-17 9-24 3-7 13-34 15-37s1-7 1-10c0-14-12-25-28-25-30 0-43 40-43 46 0 3 4 3 5 3 5 0 5-1 6-5 7-25 20-36 31-36 5 0 7 3 7 10s-1 12-8 30z">
            <text:p/>
          </draw:path>
        </draw:g>
        <draw:g>
          <svg:title>TexMaths</svg:title>
          <svg:desc>12§display§i_{L}</svg:desc>
          <draw:polygon draw:style-name="gr2" draw:layer="layout" svg:width="0.377cm" svg:height="0.342cm" svg:x="7.83cm" svg:y="1.505cm" svg:viewBox="0 0 378 343" draw:points="190,343 0,343 0,0 378,0 378,343">
            <text:p/>
          </draw:polygon>
          <draw:path draw:style-name="gr3" draw:layer="layout" svg:width="0.111cm" svg:height="0.283cm" svg:x="7.842cm" svg:y="1.504cm" svg:viewBox="0 0 112 284" svg:d="m108 16c0-9-6-16-16-16-12 0-22 11-22 23 0 7 6 14 15 14s23-9 23-21zm-32 158c4-12 4-13 9-24 4-9 5-15 5-23 0-19-13-35-34-35-40 0-56 61-56 66 0 4 5 4 5 4 5 0 5-1 7-7 11-40 29-53 43-53 3 0 10 0 10 13 0 10-3 18-5 23-2 11-22 60-29 78-3 11-9 25-9 33 0 21 14 35 34 35 40 0 56-61 56-65 0-4-4-4-5-4-5 0-5 1-6 8-9 26-22 51-43 51-8 0-11-3-11-13 0-10 2-16 12-43z">
            <text:p/>
          </draw:path>
          <draw:path draw:style-name="gr3" draw:layer="layout" svg:width="0.192cm" svg:height="0.202cm" svg:x="7.997cm" svg:y="1.645cm" svg:viewBox="0 0 193 203" svg:d="m102 24c2-11 4-13 30-13 10 0 13 0 13-7 0 0-1-4-6-4-6 0-14 0-21 1-8 0-17 0-24 0-6 0-15 0-21 0s-13-1-19-1c-1 0-6 0-6 6 0 5 4 5 10 5 0 0 6 0 10 0 6 1 8 1 8 5 0 0 0 2-2 6l-39 157c-3 10-4 13-27 13-4 0-8 0-8 6 0 5 4 5 8 5h150c8 0 8-2 10-6 2-9 25-66 25-69 0-1 0-3-5-3-3 0-4 1-6 6-12 27-24 61-79 61h-32c-10 0-10 0-10-4 0 0 0-1 1-6z">
            <text:p/>
          </draw:path>
        </draw:g>
        <draw:g>
          <svg:title>TexMaths</svg:title>
          <svg:desc>12§display§R_L</svg:desc>
          <draw:polygon draw:style-name="gr2" draw:layer="layout" svg:width="0.552cm" svg:height="0.352cm" svg:x="9.002cm" svg:y="1.679cm" svg:viewBox="0 0 553 353" draw:points="277,353 0,353 0,0 553,0 553,353">
            <text:p/>
          </draw:polygon>
          <draw:path draw:style-name="gr3" draw:layer="layout" svg:width="0.301cm" svg:height="0.298cm" svg:x="9.019cm" svg:y="1.679cm" svg:viewBox="0 0 302 299" svg:d="m142 29c2-10 3-15 12-16 3 0 16 0 25 0 30 0 77 0 77 42 0 15-6 43-23 60-11 11-34 24-72 24h-47zm61 116c42-9 92-38 92-81 0-36-38-64-93-64h-120c-9 0-12 0-12 8 0 5 3 5 10 5 2 0 10 0 17 1 7 0 11 2 11 6 0 3 0 4-1 9l-57 227c-4 17-6 20-38 20-8 0-12 0-12 9 0 4 5 4 6 4 12 0 42-1 53-1 12 0 42 1 54 1 3 0 8 0 8-8 0-5-3-5-12-5-15 0-27 0-27-7 0-2 1-5 1-7l29-113h50c38 0 46 24 46 38 0 8-4 21-6 30-3 12-6 28-6 36 0 46 50 46 56 46 36 0 50-43 50-49 0-5-5-5-5-5-4 0-4 2-6 6-10 31-28 38-38 38-14 0-17-9-17-26 0-13 3-34 4-48 1-6 2-13 2-19 0-34-28-46-39-51z">
            <text:p/>
          </draw:path>
          <draw:path draw:style-name="gr3" draw:layer="layout" svg:width="0.192cm" svg:height="0.202cm" svg:x="9.344cm" svg:y="1.829cm" svg:viewBox="0 0 193 203" svg:d="m102 24c2-11 4-13 30-13 10 0 13 0 13-7 0 0-1-4-6-4-6 0-14 0-21 1-8 0-17 0-24 0-6 0-15 0-21 0s-13-1-19-1c-1 0-6 0-6 6 0 5 4 5 10 5 0 0 6 0 10 0 6 1 8 1 8 5 0 0 0 2-2 6l-39 157c-3 11-4 13-27 13-4 0-8 0-8 6 0 5 4 5 8 5h150c8 0 8-1 10-6 2-8 25-66 25-69 0-1 0-3-5-3-3 0-4 1-6 6-12 27-24 61-79 61h-32c-10 0-10 0-10-3 0 0 0-2 1-6z">
            <text:p/>
          </draw:path>
        </draw:g>
        <draw:g>
          <svg:title>TexMaths</svg:title>
          <svg:desc>12§display§v_L</svg:desc>
          <draw:polygon draw:style-name="gr2" draw:layer="layout" svg:width="0.437cm" svg:height="0.245cm" svg:x="9.876cm" svg:y="1.786cm" svg:viewBox="0 0 438 246" draw:points="218,246 0,246 0,0 438,0 438,246">
            <text:p/>
          </draw:polygon>
          <draw:path draw:style-name="gr3" draw:layer="layout" svg:width="0.185cm" svg:height="0.191cm" svg:x="9.888cm" svg:y="1.781cm" svg:viewBox="0 0 186 192" svg:d="m186 30c0-23-11-30-19-30-10 0-21 11-21 20 0 6 3 9 8 14 8 8 14 19 14 33 0 18-26 116-76 116-21 0-31-15-31-38s11-54 24-89c4-7 5-13 5-21 0-19-13-35-34-35-40 0-56 61-56 65 0 5 5 5 5 5 5 0 5-2 7-8 12-43 30-52 43-52 3 0 10 0 10 13 0 11-4 21-7 30-18 49-24 68-24 86 0 46 37 53 56 53 72 0 96-140 96-162z">
            <text:p/>
          </draw:path>
          <draw:path draw:style-name="gr3" draw:layer="layout" svg:width="0.192cm" svg:height="0.202cm" svg:x="10.102cm" svg:y="1.829cm" svg:viewBox="0 0 193 203" svg:d="m102 24c2-11 4-13 30-13 10 0 13 0 13-7 0 0-1-4-6-4-6 0-14 0-21 1-8 0-17 0-24 0-6 0-15 0-21 0s-13-1-19-1c-1 0-6 0-6 6 0 5 4 5 10 5 0 0 6 0 10 0 6 1 8 1 8 5 0 0 0 2-2 6l-39 157c-3 11-4 13-27 13-4 0-8 0-8 6 0 5 4 5 8 5h150c8 0 8-1 10-6 2-8 25-66 25-68 0-2 0-4-5-4-3 0-4 1-6 6-12 28-24 61-79 61h-32c-10 0-10 0-10-3 0 0 0-2 1-6z">
            <text:p/>
          </draw:path>
        </draw:g>
        <draw:frame draw:style-name="gr5" draw:layer="layout" svg:width="0.748cm" svg:height="0.725cm" svg:x="9.742cm" svg:y="1.099cm">
          <draw:text-box>
            <text:p>+</text:p>
          </draw:text-box>
        </draw:frame>
        <draw:frame draw:style-name="gr5" draw:layer="layout" svg:width="0.642cm" svg:height="0.725cm" svg:x="9.795cm" svg:y="1.982cm">
          <draw:text-box>
            <text:p>-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12T15:24:21</meta:creation-date>
    <meta:editing-duration>PT1H53M46S</meta:editing-duration>
    <meta:editing-cycles>11</meta:editing-cycles>
    <meta:generator>LibreOffice/3.5$Linux_x86 LibreOffice_project/350m1$Build-2</meta:generator>
    <dc:title>kkkFigures</dc:title>
    <meta:initial-creator>kkk </meta:initial-creator>
    <dc:date>2014-05-03T12:59:10</dc:date>
    <dc:creator>khalid </dc:creator>
    <meta:document-statistic meta:object-count="42"/>
    <meta:template xlink:type="simple" xlink:actuate="onRequest" xlink:title="kkkFigures" xlink:href="../../../../.libreoffice/3/user/template/kkkFigures.otg" meta:date="2014-04-12T15:24:20"/>
  </office:meta>
</office:document-meta>
</file>